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2.201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6.47cm"/>
    </style:style>
    <style:style style:name="co6" style:family="table-column">
      <style:table-column-properties fo:break-before="auto" style:column-width="10.1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1.632cm"/>
    </style:style>
    <style:style style:name="co10" style:family="table-column">
      <style:table-column-properties fo:break-before="auto" style:column-width="8.269cm"/>
    </style:style>
    <style:style style:name="co11" style:family="table-column">
      <style:table-column-properties fo:break-before="auto" style:column-width="0.376cm"/>
    </style:style>
    <style:style style:name="co12" style:family="table-column">
      <style:table-column-properties fo:break-before="auto" style:column-width="6.512cm"/>
    </style:style>
    <style:style style:name="co13" style:family="table-column">
      <style:table-column-properties fo:break-before="auto" style:column-width="3.90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eeeeee" style:cell-protect="none" style:print-content="true" style:text-align-source="fix" style:repeat-content="false"/>
      <style:paragraph-properties fo:text-align="start" fo:margin-left="0cm"/>
      <style:text-properties style:use-window-font-color="true"/>
    </style:style>
    <style:style style:name="ce8" style:family="table-cell" style:parent-style-name="Default" style:data-style-name="N37">
      <style:table-cell-properties style:cell-protect="none" style:print-content="true"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eeeeee" style:cell-protect="none" style:print-content="tru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 style:cell-protect="none" style:print-content="true"/>
      <style:text-properties style:use-window-font-color="true"/>
    </style:style>
    <style:style style:name="ce15" style:family="table-cell" style:parent-style-name="Default">
      <style:table-cell-properties style:cell-protect="none" style:print-content="true" fo:background-color="transparent"/>
    </style:style>
    <style:style style:name="ce16" style:family="table-cell" style:parent-style-name="Default" style:data-style-name="N2">
      <style:table-cell-properties fo:background-color="#000000"/>
    </style:style>
    <style:style style:name="ce17" style:family="table-cell" style:parent-style-name="Default" style:data-style-name="N2">
      <style:table-cell-properties fo:background-color="#eeeeee"/>
    </style:style>
    <style:style style:name="ce18" style:family="table-cell" style:parent-style-name="Default" style:data-style-name="N2">
      <style:table-cell-properties fo:background-color="#0000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eeeeee" style:cell-protect="none" style:print-content="true"/>
      <style:text-properties style:use-window-font-color="true"/>
    </style:style>
    <style:style style:name="ce21" style:family="table-cell" style:parent-style-name="Default" style:data-style-name="N2">
      <style:table-cell-properties style:cell-protect="none" style:print-content="true" fo:background-color="transparent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 style:data-style-name="N84">
      <style:table-cell-properties fo:background-color="#669999"/>
      <style:text-properties fo:color="#99cc99"/>
    </style:style>
    <style:style style:name="ce24" style:family="table-cell" style:parent-style-name="Default" style:data-style-name="N84">
      <style:table-cell-properties fo:background-color="#000000"/>
      <style:text-properties fo:color="#330099"/>
    </style:style>
    <style:style style:name="ce25" style:family="table-cell" style:parent-style-name="Default">
      <style:table-cell-properties fo:background-color="#000000"/>
      <style:text-properties fo:color="#330099"/>
    </style:style>
    <style:style style:name="ce26" style:family="table-cell" style:parent-style-name="Default" style:data-style-name="N2">
      <style:table-cell-properties fo:background-color="#669999"/>
      <style:text-properties fo:color="#99cc99"/>
    </style:style>
    <style:style style:name="ce27" style:family="table-cell" style:parent-style-name="Default" style:data-style-name="N2">
      <style:table-cell-properties fo:background-color="#000000"/>
      <style:text-properties fo:color="#330099"/>
    </style:style>
    <style:style style:name="ce28" style:family="table-cell" style:parent-style-name="Default">
      <style:table-cell-properties fo:background-color="#669999"/>
      <style:text-properties fo:color="#99cc99"/>
    </style:style>
    <style:style style:name="ce29" style:family="table-cell" style:parent-style-name="Default" style:data-style-name="N50">
      <style:table-cell-properties fo:background-color="#669999"/>
      <style:text-properties fo:color="#99cc9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DigitarDados" table:style-name="ta1" table:protected="true" table:protection-key="wYoO9Jm2C5TyEmflYd7oCVXzjs8=" table:protection-key-digest-algorithm="http://www.w3.org/2000/09/xmldsig#sha1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7" table:default-cell-style-name="ce10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ESTA PLANILHA SERVE APENAS PARA <text:span text:style-name="T1">DIGITAR OS DADOS</text:span><text:span text:style-name="T2"> PARA FORMATAÇÃO</text:span></text:p>
          </table:table-cell>
          <table:covered-table-cell/>
          <table:covered-table-cell table:style-name="ce16"/>
          <table:covered-table-cell table:number-columns-repeated="2"/>
          <table:table-cell table:style-name="ce12" table:number-columns-repeated="1017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Depois de digitar, copie o conteúdo da planilha <text:span text:style-name="T3">DADOS FORMATADOS </text:span><text:span text:style-name="T2">e cole no final do arquivo CONTAS.TXT no site</text:span></text:p>
          </table:table-cell>
          <table:covered-table-cell/>
          <table:covered-table-cell table:style-name="ce16"/>
          <table:covered-table-cell table:number-columns-repeated="2"/>
          <table:table-cell table:style-name="ce12" table:number-columns-repeated="1017"/>
        </table:table-row>
        <table:table-row table:style-name="ro2">
          <table:table-cell table:style-name="ce1"/>
          <table:table-cell table:style-name="ce3"/>
          <table:table-cell/>
          <table:table-cell table:style-name="ce16"/>
          <table:table-cell table:number-columns-repeated="2"/>
          <table:table-cell table:style-name="ce12" table:number-columns-repeated="1017"/>
        </table:table-row>
        <table:table-row table:style-name="ro2">
          <table:table-cell table:style-name="ce1"/>
          <table:table-cell table:style-name="ce4" office:value-type="string" calcext:value-type="string">
            <text:p>Digitador(a):</text:p>
          </table:table-cell>
          <table:table-cell table:style-name="ce11"/>
          <table:table-cell table:style-name="ce17"/>
          <table:table-cell table:style-name="ce22"/>
          <table:table-cell/>
          <table:table-cell table:style-name="ce12" table:number-columns-repeated="1017"/>
        </table:table-row>
        <table:table-row table:style-name="ro2">
          <table:table-cell table:style-name="ce1"/>
          <table:table-cell table:style-name="ce5"/>
          <table:table-cell table:style-name="ce12"/>
          <table:table-cell table:style-name="ce18"/>
          <table:table-cell table:style-name="ce12" table:number-columns-repeated="1019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6" office:value-type="string" calcext:value-type="string">
            <text:p>DATA</text:p>
          </table:table-cell>
          <table:table-cell table:style-name="ce13" office:value-type="string" calcext:value-type="string">
            <text:p>DOCUMENTO DIGITALIZADO</text:p>
          </table:table-cell>
          <table:table-cell table:style-name="ce19" office:value-type="string" calcext:value-type="string">
            <text:p>VALOR</text:p>
          </table:table-cell>
          <table:table-cell table:style-name="ce13" office:value-type="string" calcext:value-type="string">
            <text:p>BENEFICIÁRIO – DESCRICAO</text:p>
          </table:table-cell>
          <table:table-cell table:style-name="ce13" office:value-type="string" calcext:value-type="string">
            <text:p>TAGS – <text:s/>no singular – sem acento – separadas por virgula</text:p>
          </table:table-cell>
          <table:table-cell table:style-name="ce12"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 </text:p>
          </table:table-cell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5"/>
          <table:table-cell table:style-name="ce21"/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14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# ERRO! Você copiou a planilha errada! Copie a planilha DadosFormatados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6"/>
          <table:table-cell table:number-columns-repeated="1019"/>
        </table:table-row>
        <table:table-row table:style-name="ro2" table:number-rows-repeated="10485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adosFormatados" table:style-name="ta1" table:protected="true" table:protection-key="0QgW29XD8yDrxwGU98Ww2ywjk+M=" table:protection-key-digest-algorithm="http://www.w3.org/2000/09/xmldsig#sha1">
        <table:table-protection table:select-protected-cells="true" table:select-unprotected-cells="true"/>
        <office:forms form:automatic-focus="false" form:apply-design-mode="false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7" table:number-columns-repeated="1017" table:default-cell-style-name="ce25"/>
        <table:table-row table:style-name="ro2">
          <table:table-cell table:style-name="ce23" office:value-type="string" calcext:value-type="string">
            <text:p># INFORMAÇÕES DIGITADAS POR </text:p>
          </table:table-cell>
          <table:table-cell table:style-name="ce26" table:formula="of:=UPPER([DigitarDados.C4])">
            <text:p/>
          </table:table-cell>
          <table:table-cell table:style-name="ce28"/>
          <table:table-cell table:style-name="ce28" office:value-type="string" calcext:value-type="string">
            <text:p>-</text:p>
          </table:table-cell>
          <table:table-cell table:style-name="ce29" table:formula="of:=NOW()" office:value-type="date" office:date-value="2016-04-12T22:00:12.117662" calcext:value-type="date">
            <text:p>12/04/16 22:00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 calcext:value-type="string">
            <text:p># data</text:p>
          </table:table-cell>
          <table:table-cell table:style-name="ce26" office:value-type="string" calcext:value-type="string">
            <text:p>valor</text:p>
          </table:table-cell>
          <table:table-cell table:style-name="ce28" office:value-type="string" calcext:value-type="string">
            <text:p>tags</text:p>
          </table:table-cell>
          <table:table-cell table:style-name="ce28"/>
          <table:table-cell table:style-name="ce28" office:value-type="string" calcext:value-type="string">
            <text:p>descricao</text:p>
          </table:table-cell>
          <table:table-cell table:style-name="ce28" office:value-type="string" calcext:value-type="string">
            <text:p>documento digitalizado</text:p>
          </table:table-cell>
          <table:table-cell table:number-columns-repeated="1017"/>
        </table:table-row>
        <table:table-row table:style-name="ro2">
          <table:table-cell table:style-name="ce23" table:formula="of:=IF(ISBLANK([DigitarDados.B7]);&quot;&quot;;[DigitarDados.B7])">
            <text:p/>
          </table:table-cell>
          <table:table-cell table:style-name="ce26" table:formula="of:=IF(ISBLANK([DigitarDados.D7]);&quot;&quot;;[DigitarDados.D7])">
            <text:p/>
          </table:table-cell>
          <table:table-cell table:style-name="ce26" table:formula="of:=IF(ISBLANK([DigitarDados.F7]);&quot;&quot;;UPPER([DigitarDados.F7]))">
            <text:p/>
          </table:table-cell>
          <table:table-cell table:style-name="ce26" table:formula="of:=IF(ISBLANK([DigitarDados.F7]);&quot;&quot;;&quot;|&quot;)">
            <text:p/>
          </table:table-cell>
          <table:table-cell table:style-name="ce26" table:formula="of:=IF(ISBLANK([DigitarDados.E7]);&quot;&quot;;UPPER([DigitarDados.E7]))">
            <text:p/>
          </table:table-cell>
          <table:table-cell table:style-name="ce26" table:formula="of:=IF(ISBLANK([DigitarDados.C7]);&quot;&quot;;[DigitarDados.C7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8]);&quot;&quot;;[DigitarDados.B8])">
            <text:p/>
          </table:table-cell>
          <table:table-cell table:style-name="ce26" table:formula="of:=IF(ISBLANK([DigitarDados.D8]);&quot;&quot;;[DigitarDados.D8])">
            <text:p/>
          </table:table-cell>
          <table:table-cell table:style-name="ce26" table:formula="of:=IF(ISBLANK([DigitarDados.F8]);&quot;&quot;;UPPER([DigitarDados.F8]))">
            <text:p/>
          </table:table-cell>
          <table:table-cell table:style-name="ce26" table:formula="of:=IF(ISBLANK([DigitarDados.F8]);&quot;&quot;;&quot;|&quot;)">
            <text:p/>
          </table:table-cell>
          <table:table-cell table:style-name="ce26" table:formula="of:=IF(ISBLANK([DigitarDados.E8]);&quot;&quot;;UPPER([DigitarDados.E8]))">
            <text:p/>
          </table:table-cell>
          <table:table-cell table:style-name="ce26" table:formula="of:=IF(ISBLANK([DigitarDados.C8]);&quot;&quot;;[DigitarDados.C8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9]);&quot;&quot;;[DigitarDados.B9])">
            <text:p/>
          </table:table-cell>
          <table:table-cell table:style-name="ce26" table:formula="of:=IF(ISBLANK([DigitarDados.D9]);&quot;&quot;;[DigitarDados.D9])">
            <text:p/>
          </table:table-cell>
          <table:table-cell table:style-name="ce26" table:formula="of:=IF(ISBLANK([DigitarDados.F9]);&quot;&quot;;UPPER([DigitarDados.F9]))">
            <text:p/>
          </table:table-cell>
          <table:table-cell table:style-name="ce26" table:formula="of:=IF(ISBLANK([DigitarDados.F9]);&quot;&quot;;&quot;|&quot;)">
            <text:p/>
          </table:table-cell>
          <table:table-cell table:style-name="ce26" table:formula="of:=IF(ISBLANK([DigitarDados.E9]);&quot;&quot;;UPPER([DigitarDados.E9]))">
            <text:p/>
          </table:table-cell>
          <table:table-cell table:style-name="ce26" table:formula="of:=IF(ISBLANK([DigitarDados.C9]);&quot;&quot;;[DigitarDados.C9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0]);&quot;&quot;;[DigitarDados.B10])">
            <text:p/>
          </table:table-cell>
          <table:table-cell table:style-name="ce26" table:formula="of:=IF(ISBLANK([DigitarDados.D10]);&quot;&quot;;[DigitarDados.D10])">
            <text:p/>
          </table:table-cell>
          <table:table-cell table:style-name="ce26" table:formula="of:=IF(ISBLANK([DigitarDados.F10]);&quot;&quot;;UPPER([DigitarDados.F10]))">
            <text:p/>
          </table:table-cell>
          <table:table-cell table:style-name="ce26" table:formula="of:=IF(ISBLANK([DigitarDados.F10]);&quot;&quot;;&quot;|&quot;)">
            <text:p/>
          </table:table-cell>
          <table:table-cell table:style-name="ce26" table:formula="of:=IF(ISBLANK([DigitarDados.E10]);&quot;&quot;;UPPER([DigitarDados.E10]))">
            <text:p/>
          </table:table-cell>
          <table:table-cell table:style-name="ce26" table:formula="of:=IF(ISBLANK([DigitarDados.C10]);&quot;&quot;;[DigitarDados.C10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1]);&quot;&quot;;[DigitarDados.B11])">
            <text:p/>
          </table:table-cell>
          <table:table-cell table:style-name="ce26" table:formula="of:=IF(ISBLANK([DigitarDados.D11]);&quot;&quot;;[DigitarDados.D11])">
            <text:p/>
          </table:table-cell>
          <table:table-cell table:style-name="ce26" table:formula="of:=IF(ISBLANK([DigitarDados.F11]);&quot;&quot;;UPPER([DigitarDados.F11]))">
            <text:p/>
          </table:table-cell>
          <table:table-cell table:style-name="ce26" table:formula="of:=IF(ISBLANK([DigitarDados.F11]);&quot;&quot;;&quot;|&quot;)">
            <text:p/>
          </table:table-cell>
          <table:table-cell table:style-name="ce26" table:formula="of:=IF(ISBLANK([DigitarDados.E11]);&quot;&quot;;UPPER([DigitarDados.E11]))">
            <text:p/>
          </table:table-cell>
          <table:table-cell table:style-name="ce26" table:formula="of:=IF(ISBLANK([DigitarDados.C11]);&quot;&quot;;[DigitarDados.C11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2]);&quot;&quot;;[DigitarDados.B12])">
            <text:p/>
          </table:table-cell>
          <table:table-cell table:style-name="ce26" table:formula="of:=IF(ISBLANK([DigitarDados.D12]);&quot;&quot;;[DigitarDados.D12])">
            <text:p/>
          </table:table-cell>
          <table:table-cell table:style-name="ce26" table:formula="of:=IF(ISBLANK([DigitarDados.F12]);&quot;&quot;;UPPER([DigitarDados.F12]))">
            <text:p/>
          </table:table-cell>
          <table:table-cell table:style-name="ce26" table:formula="of:=IF(ISBLANK([DigitarDados.F12]);&quot;&quot;;&quot;|&quot;)">
            <text:p/>
          </table:table-cell>
          <table:table-cell table:style-name="ce26" table:formula="of:=IF(ISBLANK([DigitarDados.E12]);&quot;&quot;;UPPER([DigitarDados.E12]))">
            <text:p/>
          </table:table-cell>
          <table:table-cell table:style-name="ce26" table:formula="of:=IF(ISBLANK([DigitarDados.C12]);&quot;&quot;;[DigitarDados.C12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3]);&quot;&quot;;[DigitarDados.B13])">
            <text:p/>
          </table:table-cell>
          <table:table-cell table:style-name="ce26" table:formula="of:=IF(ISBLANK([DigitarDados.D13]);&quot;&quot;;[DigitarDados.D13])">
            <text:p/>
          </table:table-cell>
          <table:table-cell table:style-name="ce26" table:formula="of:=IF(ISBLANK([DigitarDados.F13]);&quot;&quot;;UPPER([DigitarDados.F13]))">
            <text:p/>
          </table:table-cell>
          <table:table-cell table:style-name="ce26" table:formula="of:=IF(ISBLANK([DigitarDados.F13]);&quot;&quot;;&quot;|&quot;)">
            <text:p/>
          </table:table-cell>
          <table:table-cell table:style-name="ce26" table:formula="of:=IF(ISBLANK([DigitarDados.E13]);&quot;&quot;;UPPER([DigitarDados.E13]))">
            <text:p/>
          </table:table-cell>
          <table:table-cell table:style-name="ce26" table:formula="of:=IF(ISBLANK([DigitarDados.C13]);&quot;&quot;;[DigitarDados.C13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4]);&quot;&quot;;[DigitarDados.B14])">
            <text:p/>
          </table:table-cell>
          <table:table-cell table:style-name="ce26" table:formula="of:=IF(ISBLANK([DigitarDados.D14]);&quot;&quot;;[DigitarDados.D14])">
            <text:p/>
          </table:table-cell>
          <table:table-cell table:style-name="ce26" table:formula="of:=IF(ISBLANK([DigitarDados.F14]);&quot;&quot;;UPPER([DigitarDados.F14]))">
            <text:p/>
          </table:table-cell>
          <table:table-cell table:style-name="ce26" table:formula="of:=IF(ISBLANK([DigitarDados.F14]);&quot;&quot;;&quot;|&quot;)">
            <text:p/>
          </table:table-cell>
          <table:table-cell table:style-name="ce26" table:formula="of:=IF(ISBLANK([DigitarDados.E14]);&quot;&quot;;UPPER([DigitarDados.E14]))">
            <text:p/>
          </table:table-cell>
          <table:table-cell table:style-name="ce26" table:formula="of:=IF(ISBLANK([DigitarDados.C14]);&quot;&quot;;[DigitarDados.C14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5]);&quot;&quot;;[DigitarDados.B15])">
            <text:p/>
          </table:table-cell>
          <table:table-cell table:style-name="ce26" table:formula="of:=IF(ISBLANK([DigitarDados.D15]);&quot;&quot;;[DigitarDados.D15])">
            <text:p/>
          </table:table-cell>
          <table:table-cell table:style-name="ce26" table:formula="of:=IF(ISBLANK([DigitarDados.F15]);&quot;&quot;;UPPER([DigitarDados.F15]))">
            <text:p/>
          </table:table-cell>
          <table:table-cell table:style-name="ce26" table:formula="of:=IF(ISBLANK([DigitarDados.F15]);&quot;&quot;;&quot;|&quot;)">
            <text:p/>
          </table:table-cell>
          <table:table-cell table:style-name="ce26" table:formula="of:=IF(ISBLANK([DigitarDados.E15]);&quot;&quot;;UPPER([DigitarDados.E15]))">
            <text:p/>
          </table:table-cell>
          <table:table-cell table:style-name="ce26" table:formula="of:=IF(ISBLANK([DigitarDados.C15]);&quot;&quot;;[DigitarDados.C15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6]);&quot;&quot;;[DigitarDados.B16])">
            <text:p/>
          </table:table-cell>
          <table:table-cell table:style-name="ce26" table:formula="of:=IF(ISBLANK([DigitarDados.D16]);&quot;&quot;;[DigitarDados.D16])">
            <text:p/>
          </table:table-cell>
          <table:table-cell table:style-name="ce26" table:formula="of:=IF(ISBLANK([DigitarDados.F16]);&quot;&quot;;UPPER([DigitarDados.F16]))">
            <text:p/>
          </table:table-cell>
          <table:table-cell table:style-name="ce26" table:formula="of:=IF(ISBLANK([DigitarDados.F16]);&quot;&quot;;&quot;|&quot;)">
            <text:p/>
          </table:table-cell>
          <table:table-cell table:style-name="ce26" table:formula="of:=IF(ISBLANK([DigitarDados.E16]);&quot;&quot;;UPPER([DigitarDados.E16]))">
            <text:p/>
          </table:table-cell>
          <table:table-cell table:style-name="ce26" table:formula="of:=IF(ISBLANK([DigitarDados.C16]);&quot;&quot;;[DigitarDados.C16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7]);&quot;&quot;;[DigitarDados.B17])">
            <text:p/>
          </table:table-cell>
          <table:table-cell table:style-name="ce26" table:formula="of:=IF(ISBLANK([DigitarDados.D17]);&quot;&quot;;[DigitarDados.D17])">
            <text:p/>
          </table:table-cell>
          <table:table-cell table:style-name="ce26" table:formula="of:=IF(ISBLANK([DigitarDados.F17]);&quot;&quot;;UPPER([DigitarDados.F17]))">
            <text:p/>
          </table:table-cell>
          <table:table-cell table:style-name="ce26" table:formula="of:=IF(ISBLANK([DigitarDados.F17]);&quot;&quot;;&quot;|&quot;)">
            <text:p/>
          </table:table-cell>
          <table:table-cell table:style-name="ce26" table:formula="of:=IF(ISBLANK([DigitarDados.E17]);&quot;&quot;;UPPER([DigitarDados.E17]))">
            <text:p/>
          </table:table-cell>
          <table:table-cell table:style-name="ce26" table:formula="of:=IF(ISBLANK([DigitarDados.C17]);&quot;&quot;;[DigitarDados.C17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8]);&quot;&quot;;[DigitarDados.B18])">
            <text:p/>
          </table:table-cell>
          <table:table-cell table:style-name="ce26" table:formula="of:=IF(ISBLANK([DigitarDados.D18]);&quot;&quot;;[DigitarDados.D18])">
            <text:p/>
          </table:table-cell>
          <table:table-cell table:style-name="ce26" table:formula="of:=IF(ISBLANK([DigitarDados.F18]);&quot;&quot;;UPPER([DigitarDados.F18]))">
            <text:p/>
          </table:table-cell>
          <table:table-cell table:style-name="ce26" table:formula="of:=IF(ISBLANK([DigitarDados.F18]);&quot;&quot;;&quot;|&quot;)">
            <text:p/>
          </table:table-cell>
          <table:table-cell table:style-name="ce26" table:formula="of:=IF(ISBLANK([DigitarDados.E18]);&quot;&quot;;UPPER([DigitarDados.E18]))">
            <text:p/>
          </table:table-cell>
          <table:table-cell table:style-name="ce26" table:formula="of:=IF(ISBLANK([DigitarDados.C18]);&quot;&quot;;[DigitarDados.C18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19]);&quot;&quot;;[DigitarDados.B19])">
            <text:p/>
          </table:table-cell>
          <table:table-cell table:style-name="ce26" table:formula="of:=IF(ISBLANK([DigitarDados.D19]);&quot;&quot;;[DigitarDados.D19])">
            <text:p/>
          </table:table-cell>
          <table:table-cell table:style-name="ce26" table:formula="of:=IF(ISBLANK([DigitarDados.F19]);&quot;&quot;;UPPER([DigitarDados.F19]))">
            <text:p/>
          </table:table-cell>
          <table:table-cell table:style-name="ce26" table:formula="of:=IF(ISBLANK([DigitarDados.F19]);&quot;&quot;;&quot;|&quot;)">
            <text:p/>
          </table:table-cell>
          <table:table-cell table:style-name="ce26" table:formula="of:=IF(ISBLANK([DigitarDados.E19]);&quot;&quot;;UPPER([DigitarDados.E19]))">
            <text:p/>
          </table:table-cell>
          <table:table-cell table:style-name="ce26" table:formula="of:=IF(ISBLANK([DigitarDados.C19]);&quot;&quot;;[DigitarDados.C19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0]);&quot;&quot;;[DigitarDados.B20])">
            <text:p/>
          </table:table-cell>
          <table:table-cell table:style-name="ce26" table:formula="of:=IF(ISBLANK([DigitarDados.D20]);&quot;&quot;;[DigitarDados.D20])">
            <text:p/>
          </table:table-cell>
          <table:table-cell table:style-name="ce26" table:formula="of:=IF(ISBLANK([DigitarDados.F20]);&quot;&quot;;UPPER([DigitarDados.F20]))">
            <text:p/>
          </table:table-cell>
          <table:table-cell table:style-name="ce26" table:formula="of:=IF(ISBLANK([DigitarDados.F20]);&quot;&quot;;&quot;|&quot;)">
            <text:p/>
          </table:table-cell>
          <table:table-cell table:style-name="ce26" table:formula="of:=IF(ISBLANK([DigitarDados.E20]);&quot;&quot;;UPPER([DigitarDados.E20]))">
            <text:p/>
          </table:table-cell>
          <table:table-cell table:style-name="ce26" table:formula="of:=IF(ISBLANK([DigitarDados.C20]);&quot;&quot;;[DigitarDados.C20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1]);&quot;&quot;;[DigitarDados.B21])">
            <text:p/>
          </table:table-cell>
          <table:table-cell table:style-name="ce26" table:formula="of:=IF(ISBLANK([DigitarDados.D21]);&quot;&quot;;[DigitarDados.D21])">
            <text:p/>
          </table:table-cell>
          <table:table-cell table:style-name="ce26" table:formula="of:=IF(ISBLANK([DigitarDados.F21]);&quot;&quot;;UPPER([DigitarDados.F21]))">
            <text:p/>
          </table:table-cell>
          <table:table-cell table:style-name="ce26" table:formula="of:=IF(ISBLANK([DigitarDados.F21]);&quot;&quot;;&quot;|&quot;)">
            <text:p/>
          </table:table-cell>
          <table:table-cell table:style-name="ce26" table:formula="of:=IF(ISBLANK([DigitarDados.E21]);&quot;&quot;;UPPER([DigitarDados.E21]))">
            <text:p/>
          </table:table-cell>
          <table:table-cell table:style-name="ce26" table:formula="of:=IF(ISBLANK([DigitarDados.C21]);&quot;&quot;;[DigitarDados.C21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2]);&quot;&quot;;[DigitarDados.B22])">
            <text:p/>
          </table:table-cell>
          <table:table-cell table:style-name="ce26" table:formula="of:=IF(ISBLANK([DigitarDados.D22]);&quot;&quot;;[DigitarDados.D22])">
            <text:p/>
          </table:table-cell>
          <table:table-cell table:style-name="ce26" table:formula="of:=IF(ISBLANK([DigitarDados.F22]);&quot;&quot;;UPPER([DigitarDados.F22]))">
            <text:p/>
          </table:table-cell>
          <table:table-cell table:style-name="ce26" table:formula="of:=IF(ISBLANK([DigitarDados.F22]);&quot;&quot;;&quot;|&quot;)">
            <text:p/>
          </table:table-cell>
          <table:table-cell table:style-name="ce26" table:formula="of:=IF(ISBLANK([DigitarDados.E22]);&quot;&quot;;UPPER([DigitarDados.E22]))">
            <text:p/>
          </table:table-cell>
          <table:table-cell table:style-name="ce26" table:formula="of:=IF(ISBLANK([DigitarDados.C22]);&quot;&quot;;[DigitarDados.C22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3]);&quot;&quot;;[DigitarDados.B23])">
            <text:p/>
          </table:table-cell>
          <table:table-cell table:style-name="ce26" table:formula="of:=IF(ISBLANK([DigitarDados.D23]);&quot;&quot;;[DigitarDados.D23])">
            <text:p/>
          </table:table-cell>
          <table:table-cell table:style-name="ce26" table:formula="of:=IF(ISBLANK([DigitarDados.F23]);&quot;&quot;;UPPER([DigitarDados.F23]))">
            <text:p/>
          </table:table-cell>
          <table:table-cell table:style-name="ce26" table:formula="of:=IF(ISBLANK([DigitarDados.F23]);&quot;&quot;;&quot;|&quot;)">
            <text:p/>
          </table:table-cell>
          <table:table-cell table:style-name="ce26" table:formula="of:=IF(ISBLANK([DigitarDados.E23]);&quot;&quot;;UPPER([DigitarDados.E23]))">
            <text:p/>
          </table:table-cell>
          <table:table-cell table:style-name="ce26" table:formula="of:=IF(ISBLANK([DigitarDados.C23]);&quot;&quot;;[DigitarDados.C23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4]);&quot;&quot;;[DigitarDados.B24])">
            <text:p/>
          </table:table-cell>
          <table:table-cell table:style-name="ce26" table:formula="of:=IF(ISBLANK([DigitarDados.D24]);&quot;&quot;;[DigitarDados.D24])">
            <text:p/>
          </table:table-cell>
          <table:table-cell table:style-name="ce26" table:formula="of:=IF(ISBLANK([DigitarDados.F24]);&quot;&quot;;UPPER([DigitarDados.F24]))">
            <text:p/>
          </table:table-cell>
          <table:table-cell table:style-name="ce26" table:formula="of:=IF(ISBLANK([DigitarDados.F24]);&quot;&quot;;&quot;|&quot;)">
            <text:p/>
          </table:table-cell>
          <table:table-cell table:style-name="ce26" table:formula="of:=IF(ISBLANK([DigitarDados.E24]);&quot;&quot;;UPPER([DigitarDados.E24]))">
            <text:p/>
          </table:table-cell>
          <table:table-cell table:style-name="ce26" table:formula="of:=IF(ISBLANK([DigitarDados.C24]);&quot;&quot;;[DigitarDados.C24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5]);&quot;&quot;;[DigitarDados.B25])">
            <text:p/>
          </table:table-cell>
          <table:table-cell table:style-name="ce26" table:formula="of:=IF(ISBLANK([DigitarDados.D25]);&quot;&quot;;[DigitarDados.D25])">
            <text:p/>
          </table:table-cell>
          <table:table-cell table:style-name="ce26" table:formula="of:=IF(ISBLANK([DigitarDados.F25]);&quot;&quot;;UPPER([DigitarDados.F25]))">
            <text:p/>
          </table:table-cell>
          <table:table-cell table:style-name="ce26" table:formula="of:=IF(ISBLANK([DigitarDados.F25]);&quot;&quot;;&quot;|&quot;)">
            <text:p/>
          </table:table-cell>
          <table:table-cell table:style-name="ce26" table:formula="of:=IF(ISBLANK([DigitarDados.E25]);&quot;&quot;;UPPER([DigitarDados.E25]))">
            <text:p/>
          </table:table-cell>
          <table:table-cell table:style-name="ce26" table:formula="of:=IF(ISBLANK([DigitarDados.C25]);&quot;&quot;;[DigitarDados.C25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6]);&quot;&quot;;[DigitarDados.B26])">
            <text:p/>
          </table:table-cell>
          <table:table-cell table:style-name="ce26" table:formula="of:=IF(ISBLANK([DigitarDados.D26]);&quot;&quot;;[DigitarDados.D26])">
            <text:p/>
          </table:table-cell>
          <table:table-cell table:style-name="ce26" table:formula="of:=IF(ISBLANK([DigitarDados.F26]);&quot;&quot;;UPPER([DigitarDados.F26]))">
            <text:p/>
          </table:table-cell>
          <table:table-cell table:style-name="ce26" table:formula="of:=IF(ISBLANK([DigitarDados.F26]);&quot;&quot;;&quot;|&quot;)">
            <text:p/>
          </table:table-cell>
          <table:table-cell table:style-name="ce26" table:formula="of:=IF(ISBLANK([DigitarDados.E26]);&quot;&quot;;UPPER([DigitarDados.E26]))">
            <text:p/>
          </table:table-cell>
          <table:table-cell table:style-name="ce26" table:formula="of:=IF(ISBLANK([DigitarDados.C26]);&quot;&quot;;[DigitarDados.C26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7]);&quot;&quot;;[DigitarDados.B27])">
            <text:p/>
          </table:table-cell>
          <table:table-cell table:style-name="ce26" table:formula="of:=IF(ISBLANK([DigitarDados.D27]);&quot;&quot;;[DigitarDados.D27])">
            <text:p/>
          </table:table-cell>
          <table:table-cell table:style-name="ce26" table:formula="of:=IF(ISBLANK([DigitarDados.F27]);&quot;&quot;;UPPER([DigitarDados.F27]))">
            <text:p/>
          </table:table-cell>
          <table:table-cell table:style-name="ce26" table:formula="of:=IF(ISBLANK([DigitarDados.F27]);&quot;&quot;;&quot;|&quot;)">
            <text:p/>
          </table:table-cell>
          <table:table-cell table:style-name="ce26" table:formula="of:=IF(ISBLANK([DigitarDados.E27]);&quot;&quot;;UPPER([DigitarDados.E27]))">
            <text:p/>
          </table:table-cell>
          <table:table-cell table:style-name="ce26" table:formula="of:=IF(ISBLANK([DigitarDados.C27]);&quot;&quot;;[DigitarDados.C27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8]);&quot;&quot;;[DigitarDados.B28])">
            <text:p/>
          </table:table-cell>
          <table:table-cell table:style-name="ce26" table:formula="of:=IF(ISBLANK([DigitarDados.D28]);&quot;&quot;;[DigitarDados.D28])">
            <text:p/>
          </table:table-cell>
          <table:table-cell table:style-name="ce26" table:formula="of:=IF(ISBLANK([DigitarDados.F28]);&quot;&quot;;UPPER([DigitarDados.F28]))">
            <text:p/>
          </table:table-cell>
          <table:table-cell table:style-name="ce26" table:formula="of:=IF(ISBLANK([DigitarDados.F28]);&quot;&quot;;&quot;|&quot;)">
            <text:p/>
          </table:table-cell>
          <table:table-cell table:style-name="ce26" table:formula="of:=IF(ISBLANK([DigitarDados.E28]);&quot;&quot;;UPPER([DigitarDados.E28]))">
            <text:p/>
          </table:table-cell>
          <table:table-cell table:style-name="ce26" table:formula="of:=IF(ISBLANK([DigitarDados.C28]);&quot;&quot;;[DigitarDados.C28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29]);&quot;&quot;;[DigitarDados.B29])">
            <text:p/>
          </table:table-cell>
          <table:table-cell table:style-name="ce26" table:formula="of:=IF(ISBLANK([DigitarDados.D29]);&quot;&quot;;[DigitarDados.D29])">
            <text:p/>
          </table:table-cell>
          <table:table-cell table:style-name="ce26" table:formula="of:=IF(ISBLANK([DigitarDados.F29]);&quot;&quot;;UPPER([DigitarDados.F29]))">
            <text:p/>
          </table:table-cell>
          <table:table-cell table:style-name="ce26" table:formula="of:=IF(ISBLANK([DigitarDados.F29]);&quot;&quot;;&quot;|&quot;)">
            <text:p/>
          </table:table-cell>
          <table:table-cell table:style-name="ce26" table:formula="of:=IF(ISBLANK([DigitarDados.E29]);&quot;&quot;;UPPER([DigitarDados.E29]))">
            <text:p/>
          </table:table-cell>
          <table:table-cell table:style-name="ce26" table:formula="of:=IF(ISBLANK([DigitarDados.C29]);&quot;&quot;;[DigitarDados.C29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0]);&quot;&quot;;[DigitarDados.B30])">
            <text:p/>
          </table:table-cell>
          <table:table-cell table:style-name="ce26" table:formula="of:=IF(ISBLANK([DigitarDados.D30]);&quot;&quot;;[DigitarDados.D30])">
            <text:p/>
          </table:table-cell>
          <table:table-cell table:style-name="ce26" table:formula="of:=IF(ISBLANK([DigitarDados.F30]);&quot;&quot;;UPPER([DigitarDados.F30]))">
            <text:p/>
          </table:table-cell>
          <table:table-cell table:style-name="ce26" table:formula="of:=IF(ISBLANK([DigitarDados.F30]);&quot;&quot;;&quot;|&quot;)">
            <text:p/>
          </table:table-cell>
          <table:table-cell table:style-name="ce26" table:formula="of:=IF(ISBLANK([DigitarDados.E30]);&quot;&quot;;UPPER([DigitarDados.E30]))">
            <text:p/>
          </table:table-cell>
          <table:table-cell table:style-name="ce26" table:formula="of:=IF(ISBLANK([DigitarDados.C30]);&quot;&quot;;[DigitarDados.C30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1]);&quot;&quot;;[DigitarDados.B31])">
            <text:p/>
          </table:table-cell>
          <table:table-cell table:style-name="ce26" table:formula="of:=IF(ISBLANK([DigitarDados.D31]);&quot;&quot;;[DigitarDados.D31])">
            <text:p/>
          </table:table-cell>
          <table:table-cell table:style-name="ce26" table:formula="of:=IF(ISBLANK([DigitarDados.F31]);&quot;&quot;;UPPER([DigitarDados.F31]))">
            <text:p/>
          </table:table-cell>
          <table:table-cell table:style-name="ce26" table:formula="of:=IF(ISBLANK([DigitarDados.F31]);&quot;&quot;;&quot;|&quot;)">
            <text:p/>
          </table:table-cell>
          <table:table-cell table:style-name="ce26" table:formula="of:=IF(ISBLANK([DigitarDados.E31]);&quot;&quot;;UPPER([DigitarDados.E31]))">
            <text:p/>
          </table:table-cell>
          <table:table-cell table:style-name="ce26" table:formula="of:=IF(ISBLANK([DigitarDados.C31]);&quot;&quot;;[DigitarDados.C31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2]);&quot;&quot;;[DigitarDados.B32])">
            <text:p/>
          </table:table-cell>
          <table:table-cell table:style-name="ce26" table:formula="of:=IF(ISBLANK([DigitarDados.D32]);&quot;&quot;;[DigitarDados.D32])">
            <text:p/>
          </table:table-cell>
          <table:table-cell table:style-name="ce26" table:formula="of:=IF(ISBLANK([DigitarDados.F32]);&quot;&quot;;UPPER([DigitarDados.F32]))">
            <text:p/>
          </table:table-cell>
          <table:table-cell table:style-name="ce26" table:formula="of:=IF(ISBLANK([DigitarDados.F32]);&quot;&quot;;&quot;|&quot;)">
            <text:p/>
          </table:table-cell>
          <table:table-cell table:style-name="ce26" table:formula="of:=IF(ISBLANK([DigitarDados.E32]);&quot;&quot;;UPPER([DigitarDados.E32]))">
            <text:p/>
          </table:table-cell>
          <table:table-cell table:style-name="ce26" table:formula="of:=IF(ISBLANK([DigitarDados.C32]);&quot;&quot;;[DigitarDados.C32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3]);&quot;&quot;;[DigitarDados.B33])">
            <text:p/>
          </table:table-cell>
          <table:table-cell table:style-name="ce26" table:formula="of:=IF(ISBLANK([DigitarDados.D33]);&quot;&quot;;[DigitarDados.D33])">
            <text:p/>
          </table:table-cell>
          <table:table-cell table:style-name="ce26" table:formula="of:=IF(ISBLANK([DigitarDados.F33]);&quot;&quot;;UPPER([DigitarDados.F33]))">
            <text:p/>
          </table:table-cell>
          <table:table-cell table:style-name="ce26" table:formula="of:=IF(ISBLANK([DigitarDados.F33]);&quot;&quot;;&quot;|&quot;)">
            <text:p/>
          </table:table-cell>
          <table:table-cell table:style-name="ce26" table:formula="of:=IF(ISBLANK([DigitarDados.E33]);&quot;&quot;;UPPER([DigitarDados.E33]))">
            <text:p/>
          </table:table-cell>
          <table:table-cell table:style-name="ce26" table:formula="of:=IF(ISBLANK([DigitarDados.C33]);&quot;&quot;;[DigitarDados.C33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4]);&quot;&quot;;[DigitarDados.B34])">
            <text:p/>
          </table:table-cell>
          <table:table-cell table:style-name="ce26" table:formula="of:=IF(ISBLANK([DigitarDados.D34]);&quot;&quot;;[DigitarDados.D34])">
            <text:p/>
          </table:table-cell>
          <table:table-cell table:style-name="ce26" table:formula="of:=IF(ISBLANK([DigitarDados.F34]);&quot;&quot;;UPPER([DigitarDados.F34]))">
            <text:p/>
          </table:table-cell>
          <table:table-cell table:style-name="ce26" table:formula="of:=IF(ISBLANK([DigitarDados.F34]);&quot;&quot;;&quot;|&quot;)">
            <text:p/>
          </table:table-cell>
          <table:table-cell table:style-name="ce26" table:formula="of:=IF(ISBLANK([DigitarDados.E34]);&quot;&quot;;UPPER([DigitarDados.E34]))">
            <text:p/>
          </table:table-cell>
          <table:table-cell table:style-name="ce26" table:formula="of:=IF(ISBLANK([DigitarDados.C34]);&quot;&quot;;[DigitarDados.C34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5]);&quot;&quot;;[DigitarDados.B35])">
            <text:p/>
          </table:table-cell>
          <table:table-cell table:style-name="ce26" table:formula="of:=IF(ISBLANK([DigitarDados.D35]);&quot;&quot;;[DigitarDados.D35])">
            <text:p/>
          </table:table-cell>
          <table:table-cell table:style-name="ce26" table:formula="of:=IF(ISBLANK([DigitarDados.F35]);&quot;&quot;;UPPER([DigitarDados.F35]))">
            <text:p/>
          </table:table-cell>
          <table:table-cell table:style-name="ce26" table:formula="of:=IF(ISBLANK([DigitarDados.F35]);&quot;&quot;;&quot;|&quot;)">
            <text:p/>
          </table:table-cell>
          <table:table-cell table:style-name="ce26" table:formula="of:=IF(ISBLANK([DigitarDados.E35]);&quot;&quot;;UPPER([DigitarDados.E35]))">
            <text:p/>
          </table:table-cell>
          <table:table-cell table:style-name="ce26" table:formula="of:=IF(ISBLANK([DigitarDados.C35]);&quot;&quot;;[DigitarDados.C35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6]);&quot;&quot;;[DigitarDados.B36])">
            <text:p/>
          </table:table-cell>
          <table:table-cell table:style-name="ce26" table:formula="of:=IF(ISBLANK([DigitarDados.D36]);&quot;&quot;;[DigitarDados.D36])">
            <text:p/>
          </table:table-cell>
          <table:table-cell table:style-name="ce26" table:formula="of:=IF(ISBLANK([DigitarDados.F36]);&quot;&quot;;UPPER([DigitarDados.F36]))">
            <text:p/>
          </table:table-cell>
          <table:table-cell table:style-name="ce26" table:formula="of:=IF(ISBLANK([DigitarDados.F36]);&quot;&quot;;&quot;|&quot;)">
            <text:p/>
          </table:table-cell>
          <table:table-cell table:style-name="ce26" table:formula="of:=IF(ISBLANK([DigitarDados.E36]);&quot;&quot;;UPPER([DigitarDados.E36]))">
            <text:p/>
          </table:table-cell>
          <table:table-cell table:style-name="ce26" table:formula="of:=IF(ISBLANK([DigitarDados.C36]);&quot;&quot;;[DigitarDados.C36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7]);&quot;&quot;;[DigitarDados.B37])">
            <text:p/>
          </table:table-cell>
          <table:table-cell table:style-name="ce26" table:formula="of:=IF(ISBLANK([DigitarDados.D37]);&quot;&quot;;[DigitarDados.D37])">
            <text:p/>
          </table:table-cell>
          <table:table-cell table:style-name="ce26" table:formula="of:=IF(ISBLANK([DigitarDados.F37]);&quot;&quot;;UPPER([DigitarDados.F37]))">
            <text:p/>
          </table:table-cell>
          <table:table-cell table:style-name="ce26" table:formula="of:=IF(ISBLANK([DigitarDados.F37]);&quot;&quot;;&quot;|&quot;)">
            <text:p/>
          </table:table-cell>
          <table:table-cell table:style-name="ce26" table:formula="of:=IF(ISBLANK([DigitarDados.E37]);&quot;&quot;;UPPER([DigitarDados.E37]))">
            <text:p/>
          </table:table-cell>
          <table:table-cell table:style-name="ce26" table:formula="of:=IF(ISBLANK([DigitarDados.C37]);&quot;&quot;;[DigitarDados.C37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8]);&quot;&quot;;[DigitarDados.B38])">
            <text:p/>
          </table:table-cell>
          <table:table-cell table:style-name="ce26" table:formula="of:=IF(ISBLANK([DigitarDados.D38]);&quot;&quot;;[DigitarDados.D38])">
            <text:p/>
          </table:table-cell>
          <table:table-cell table:style-name="ce26" table:formula="of:=IF(ISBLANK([DigitarDados.F38]);&quot;&quot;;UPPER([DigitarDados.F38]))">
            <text:p/>
          </table:table-cell>
          <table:table-cell table:style-name="ce26" table:formula="of:=IF(ISBLANK([DigitarDados.F38]);&quot;&quot;;&quot;|&quot;)">
            <text:p/>
          </table:table-cell>
          <table:table-cell table:style-name="ce26" table:formula="of:=IF(ISBLANK([DigitarDados.E38]);&quot;&quot;;UPPER([DigitarDados.E38]))">
            <text:p/>
          </table:table-cell>
          <table:table-cell table:style-name="ce26" table:formula="of:=IF(ISBLANK([DigitarDados.C38]);&quot;&quot;;[DigitarDados.C38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39]);&quot;&quot;;[DigitarDados.B39])">
            <text:p/>
          </table:table-cell>
          <table:table-cell table:style-name="ce26" table:formula="of:=IF(ISBLANK([DigitarDados.D39]);&quot;&quot;;[DigitarDados.D39])">
            <text:p/>
          </table:table-cell>
          <table:table-cell table:style-name="ce26" table:formula="of:=IF(ISBLANK([DigitarDados.F39]);&quot;&quot;;UPPER([DigitarDados.F39]))">
            <text:p/>
          </table:table-cell>
          <table:table-cell table:style-name="ce26" table:formula="of:=IF(ISBLANK([DigitarDados.F39]);&quot;&quot;;&quot;|&quot;)">
            <text:p/>
          </table:table-cell>
          <table:table-cell table:style-name="ce26" table:formula="of:=IF(ISBLANK([DigitarDados.E39]);&quot;&quot;;UPPER([DigitarDados.E39]))">
            <text:p/>
          </table:table-cell>
          <table:table-cell table:style-name="ce26" table:formula="of:=IF(ISBLANK([DigitarDados.C39]);&quot;&quot;;[DigitarDados.C39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0]);&quot;&quot;;[DigitarDados.B40])">
            <text:p/>
          </table:table-cell>
          <table:table-cell table:style-name="ce26" table:formula="of:=IF(ISBLANK([DigitarDados.D40]);&quot;&quot;;[DigitarDados.D40])">
            <text:p/>
          </table:table-cell>
          <table:table-cell table:style-name="ce26" table:formula="of:=IF(ISBLANK([DigitarDados.F40]);&quot;&quot;;UPPER([DigitarDados.F40]))">
            <text:p/>
          </table:table-cell>
          <table:table-cell table:style-name="ce26" table:formula="of:=IF(ISBLANK([DigitarDados.F40]);&quot;&quot;;&quot;|&quot;)">
            <text:p/>
          </table:table-cell>
          <table:table-cell table:style-name="ce26" table:formula="of:=IF(ISBLANK([DigitarDados.E40]);&quot;&quot;;UPPER([DigitarDados.E40]))">
            <text:p/>
          </table:table-cell>
          <table:table-cell table:style-name="ce26" table:formula="of:=IF(ISBLANK([DigitarDados.C40]);&quot;&quot;;[DigitarDados.C40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1]);&quot;&quot;;[DigitarDados.B41])">
            <text:p/>
          </table:table-cell>
          <table:table-cell table:style-name="ce26" table:formula="of:=IF(ISBLANK([DigitarDados.D41]);&quot;&quot;;[DigitarDados.D41])">
            <text:p/>
          </table:table-cell>
          <table:table-cell table:style-name="ce26" table:formula="of:=IF(ISBLANK([DigitarDados.F41]);&quot;&quot;;UPPER([DigitarDados.F41]))">
            <text:p/>
          </table:table-cell>
          <table:table-cell table:style-name="ce26" table:formula="of:=IF(ISBLANK([DigitarDados.F41]);&quot;&quot;;&quot;|&quot;)">
            <text:p/>
          </table:table-cell>
          <table:table-cell table:style-name="ce26" table:formula="of:=IF(ISBLANK([DigitarDados.E41]);&quot;&quot;;UPPER([DigitarDados.E41]))">
            <text:p/>
          </table:table-cell>
          <table:table-cell table:style-name="ce26" table:formula="of:=IF(ISBLANK([DigitarDados.C41]);&quot;&quot;;[DigitarDados.C41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2]);&quot;&quot;;[DigitarDados.B42])">
            <text:p/>
          </table:table-cell>
          <table:table-cell table:style-name="ce26" table:formula="of:=IF(ISBLANK([DigitarDados.D42]);&quot;&quot;;[DigitarDados.D42])">
            <text:p/>
          </table:table-cell>
          <table:table-cell table:style-name="ce26" table:formula="of:=IF(ISBLANK([DigitarDados.F42]);&quot;&quot;;UPPER([DigitarDados.F42]))">
            <text:p/>
          </table:table-cell>
          <table:table-cell table:style-name="ce26" table:formula="of:=IF(ISBLANK([DigitarDados.F42]);&quot;&quot;;&quot;|&quot;)">
            <text:p/>
          </table:table-cell>
          <table:table-cell table:style-name="ce26" table:formula="of:=IF(ISBLANK([DigitarDados.E42]);&quot;&quot;;UPPER([DigitarDados.E42]))">
            <text:p/>
          </table:table-cell>
          <table:table-cell table:style-name="ce26" table:formula="of:=IF(ISBLANK([DigitarDados.C42]);&quot;&quot;;[DigitarDados.C42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3]);&quot;&quot;;[DigitarDados.B43])">
            <text:p/>
          </table:table-cell>
          <table:table-cell table:style-name="ce26" table:formula="of:=IF(ISBLANK([DigitarDados.D43]);&quot;&quot;;[DigitarDados.D43])">
            <text:p/>
          </table:table-cell>
          <table:table-cell table:style-name="ce26" table:formula="of:=IF(ISBLANK([DigitarDados.F43]);&quot;&quot;;UPPER([DigitarDados.F43]))">
            <text:p/>
          </table:table-cell>
          <table:table-cell table:style-name="ce26" table:formula="of:=IF(ISBLANK([DigitarDados.F43]);&quot;&quot;;&quot;|&quot;)">
            <text:p/>
          </table:table-cell>
          <table:table-cell table:style-name="ce26" table:formula="of:=IF(ISBLANK([DigitarDados.E43]);&quot;&quot;;UPPER([DigitarDados.E43]))">
            <text:p/>
          </table:table-cell>
          <table:table-cell table:style-name="ce26" table:formula="of:=IF(ISBLANK([DigitarDados.C43]);&quot;&quot;;[DigitarDados.C43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4]);&quot;&quot;;[DigitarDados.B44])">
            <text:p/>
          </table:table-cell>
          <table:table-cell table:style-name="ce26" table:formula="of:=IF(ISBLANK([DigitarDados.D44]);&quot;&quot;;[DigitarDados.D44])">
            <text:p/>
          </table:table-cell>
          <table:table-cell table:style-name="ce26" table:formula="of:=IF(ISBLANK([DigitarDados.F44]);&quot;&quot;;UPPER([DigitarDados.F44]))">
            <text:p/>
          </table:table-cell>
          <table:table-cell table:style-name="ce26" table:formula="of:=IF(ISBLANK([DigitarDados.F44]);&quot;&quot;;&quot;|&quot;)">
            <text:p/>
          </table:table-cell>
          <table:table-cell table:style-name="ce26" table:formula="of:=IF(ISBLANK([DigitarDados.E44]);&quot;&quot;;UPPER([DigitarDados.E44]))">
            <text:p/>
          </table:table-cell>
          <table:table-cell table:style-name="ce26" table:formula="of:=IF(ISBLANK([DigitarDados.C44]);&quot;&quot;;[DigitarDados.C44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5]);&quot;&quot;;[DigitarDados.B45])">
            <text:p/>
          </table:table-cell>
          <table:table-cell table:style-name="ce26" table:formula="of:=IF(ISBLANK([DigitarDados.D45]);&quot;&quot;;[DigitarDados.D45])">
            <text:p/>
          </table:table-cell>
          <table:table-cell table:style-name="ce26" table:formula="of:=IF(ISBLANK([DigitarDados.F45]);&quot;&quot;;UPPER([DigitarDados.F45]))">
            <text:p/>
          </table:table-cell>
          <table:table-cell table:style-name="ce26" table:formula="of:=IF(ISBLANK([DigitarDados.F45]);&quot;&quot;;&quot;|&quot;)">
            <text:p/>
          </table:table-cell>
          <table:table-cell table:style-name="ce26" table:formula="of:=IF(ISBLANK([DigitarDados.E45]);&quot;&quot;;UPPER([DigitarDados.E45]))">
            <text:p/>
          </table:table-cell>
          <table:table-cell table:style-name="ce26" table:formula="of:=IF(ISBLANK([DigitarDados.C45]);&quot;&quot;;[DigitarDados.C45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6]);&quot;&quot;;[DigitarDados.B46])">
            <text:p/>
          </table:table-cell>
          <table:table-cell table:style-name="ce26" table:formula="of:=IF(ISBLANK([DigitarDados.D46]);&quot;&quot;;[DigitarDados.D46])">
            <text:p/>
          </table:table-cell>
          <table:table-cell table:style-name="ce26" table:formula="of:=IF(ISBLANK([DigitarDados.F46]);&quot;&quot;;UPPER([DigitarDados.F46]))">
            <text:p/>
          </table:table-cell>
          <table:table-cell table:style-name="ce26" table:formula="of:=IF(ISBLANK([DigitarDados.F46]);&quot;&quot;;&quot;|&quot;)">
            <text:p/>
          </table:table-cell>
          <table:table-cell table:style-name="ce26" table:formula="of:=IF(ISBLANK([DigitarDados.E46]);&quot;&quot;;UPPER([DigitarDados.E46]))">
            <text:p/>
          </table:table-cell>
          <table:table-cell table:style-name="ce26" table:formula="of:=IF(ISBLANK([DigitarDados.C46]);&quot;&quot;;[DigitarDados.C46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7]);&quot;&quot;;[DigitarDados.B47])">
            <text:p/>
          </table:table-cell>
          <table:table-cell table:style-name="ce26" table:formula="of:=IF(ISBLANK([DigitarDados.D47]);&quot;&quot;;[DigitarDados.D47])">
            <text:p/>
          </table:table-cell>
          <table:table-cell table:style-name="ce26" table:formula="of:=IF(ISBLANK([DigitarDados.F47]);&quot;&quot;;UPPER([DigitarDados.F47]))">
            <text:p/>
          </table:table-cell>
          <table:table-cell table:style-name="ce26" table:formula="of:=IF(ISBLANK([DigitarDados.F47]);&quot;&quot;;&quot;|&quot;)">
            <text:p/>
          </table:table-cell>
          <table:table-cell table:style-name="ce26" table:formula="of:=IF(ISBLANK([DigitarDados.E47]);&quot;&quot;;UPPER([DigitarDados.E47]))">
            <text:p/>
          </table:table-cell>
          <table:table-cell table:style-name="ce26" table:formula="of:=IF(ISBLANK([DigitarDados.C47]);&quot;&quot;;[DigitarDados.C47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8]);&quot;&quot;;[DigitarDados.B48])">
            <text:p/>
          </table:table-cell>
          <table:table-cell table:style-name="ce26" table:formula="of:=IF(ISBLANK([DigitarDados.D48]);&quot;&quot;;[DigitarDados.D48])">
            <text:p/>
          </table:table-cell>
          <table:table-cell table:style-name="ce26" table:formula="of:=IF(ISBLANK([DigitarDados.F48]);&quot;&quot;;UPPER([DigitarDados.F48]))">
            <text:p/>
          </table:table-cell>
          <table:table-cell table:style-name="ce26" table:formula="of:=IF(ISBLANK([DigitarDados.F48]);&quot;&quot;;&quot;|&quot;)">
            <text:p/>
          </table:table-cell>
          <table:table-cell table:style-name="ce26" table:formula="of:=IF(ISBLANK([DigitarDados.E48]);&quot;&quot;;UPPER([DigitarDados.E48]))">
            <text:p/>
          </table:table-cell>
          <table:table-cell table:style-name="ce26" table:formula="of:=IF(ISBLANK([DigitarDados.C48]);&quot;&quot;;[DigitarDados.C48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49]);&quot;&quot;;[DigitarDados.B49])">
            <text:p/>
          </table:table-cell>
          <table:table-cell table:style-name="ce26" table:formula="of:=IF(ISBLANK([DigitarDados.D49]);&quot;&quot;;[DigitarDados.D49])">
            <text:p/>
          </table:table-cell>
          <table:table-cell table:style-name="ce26" table:formula="of:=IF(ISBLANK([DigitarDados.F49]);&quot;&quot;;UPPER([DigitarDados.F49]))">
            <text:p/>
          </table:table-cell>
          <table:table-cell table:style-name="ce26" table:formula="of:=IF(ISBLANK([DigitarDados.F49]);&quot;&quot;;&quot;|&quot;)">
            <text:p/>
          </table:table-cell>
          <table:table-cell table:style-name="ce26" table:formula="of:=IF(ISBLANK([DigitarDados.E49]);&quot;&quot;;UPPER([DigitarDados.E49]))">
            <text:p/>
          </table:table-cell>
          <table:table-cell table:style-name="ce26" table:formula="of:=IF(ISBLANK([DigitarDados.C49]);&quot;&quot;;[DigitarDados.C49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50]);&quot;&quot;;[DigitarDados.B50])">
            <text:p/>
          </table:table-cell>
          <table:table-cell table:style-name="ce26" table:formula="of:=IF(ISBLANK([DigitarDados.D50]);&quot;&quot;;[DigitarDados.D50])">
            <text:p/>
          </table:table-cell>
          <table:table-cell table:style-name="ce26" table:formula="of:=IF(ISBLANK([DigitarDados.F50]);&quot;&quot;;UPPER([DigitarDados.F50]))">
            <text:p/>
          </table:table-cell>
          <table:table-cell table:style-name="ce26" table:formula="of:=IF(ISBLANK([DigitarDados.F50]);&quot;&quot;;&quot;|&quot;)">
            <text:p/>
          </table:table-cell>
          <table:table-cell table:style-name="ce26" table:formula="of:=IF(ISBLANK([DigitarDados.E50]);&quot;&quot;;UPPER([DigitarDados.E50]))">
            <text:p/>
          </table:table-cell>
          <table:table-cell table:style-name="ce26" table:formula="of:=IF(ISBLANK([DigitarDados.C50]);&quot;&quot;;[DigitarDados.C50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51]);&quot;&quot;;[DigitarDados.B51])">
            <text:p/>
          </table:table-cell>
          <table:table-cell table:style-name="ce26" table:formula="of:=IF(ISBLANK([DigitarDados.D51]);&quot;&quot;;[DigitarDados.D51])">
            <text:p/>
          </table:table-cell>
          <table:table-cell table:style-name="ce26" table:formula="of:=IF(ISBLANK([DigitarDados.F51]);&quot;&quot;;UPPER([DigitarDados.F51]))">
            <text:p/>
          </table:table-cell>
          <table:table-cell table:style-name="ce26" table:formula="of:=IF(ISBLANK([DigitarDados.F51]);&quot;&quot;;&quot;|&quot;)">
            <text:p/>
          </table:table-cell>
          <table:table-cell table:style-name="ce26" table:formula="of:=IF(ISBLANK([DigitarDados.E51]);&quot;&quot;;UPPER([DigitarDados.E51]))">
            <text:p/>
          </table:table-cell>
          <table:table-cell table:style-name="ce26" table:formula="of:=IF(ISBLANK([DigitarDados.C51]);&quot;&quot;;[DigitarDados.C51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52]);&quot;&quot;;[DigitarDados.B52])">
            <text:p/>
          </table:table-cell>
          <table:table-cell table:style-name="ce26" table:formula="of:=IF(ISBLANK([DigitarDados.D52]);&quot;&quot;;[DigitarDados.D52])">
            <text:p/>
          </table:table-cell>
          <table:table-cell table:style-name="ce26" table:formula="of:=IF(ISBLANK([DigitarDados.F52]);&quot;&quot;;UPPER([DigitarDados.F52]))">
            <text:p/>
          </table:table-cell>
          <table:table-cell table:style-name="ce26" table:formula="of:=IF(ISBLANK([DigitarDados.F52]);&quot;&quot;;&quot;|&quot;)">
            <text:p/>
          </table:table-cell>
          <table:table-cell table:style-name="ce26" table:formula="of:=IF(ISBLANK([DigitarDados.E52]);&quot;&quot;;UPPER([DigitarDados.E52]))">
            <text:p/>
          </table:table-cell>
          <table:table-cell table:style-name="ce26" table:formula="of:=IF(ISBLANK([DigitarDados.C52]);&quot;&quot;;[DigitarDados.C52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53]);&quot;&quot;;[DigitarDados.B53])">
            <text:p/>
          </table:table-cell>
          <table:table-cell table:style-name="ce26" table:formula="of:=IF(ISBLANK([DigitarDados.D53]);&quot;&quot;;[DigitarDados.D53])">
            <text:p/>
          </table:table-cell>
          <table:table-cell table:style-name="ce26" table:formula="of:=IF(ISBLANK([DigitarDados.F53]);&quot;&quot;;UPPER([DigitarDados.F53]))">
            <text:p/>
          </table:table-cell>
          <table:table-cell table:style-name="ce26" table:formula="of:=IF(ISBLANK([DigitarDados.F53]);&quot;&quot;;&quot;|&quot;)">
            <text:p/>
          </table:table-cell>
          <table:table-cell table:style-name="ce26" table:formula="of:=IF(ISBLANK([DigitarDados.E53]);&quot;&quot;;UPPER([DigitarDados.E53]))">
            <text:p/>
          </table:table-cell>
          <table:table-cell table:style-name="ce26" table:formula="of:=IF(ISBLANK([DigitarDados.C53]);&quot;&quot;;[DigitarDados.C53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54]);&quot;&quot;;[DigitarDados.B54])">
            <text:p/>
          </table:table-cell>
          <table:table-cell table:style-name="ce26" table:formula="of:=IF(ISBLANK([DigitarDados.D54]);&quot;&quot;;[DigitarDados.D54])">
            <text:p/>
          </table:table-cell>
          <table:table-cell table:style-name="ce26" table:formula="of:=IF(ISBLANK([DigitarDados.F54]);&quot;&quot;;UPPER([DigitarDados.F54]))">
            <text:p/>
          </table:table-cell>
          <table:table-cell table:style-name="ce26" table:formula="of:=IF(ISBLANK([DigitarDados.F54]);&quot;&quot;;&quot;|&quot;)">
            <text:p/>
          </table:table-cell>
          <table:table-cell table:style-name="ce26" table:formula="of:=IF(ISBLANK([DigitarDados.E54]);&quot;&quot;;UPPER([DigitarDados.E54]))">
            <text:p/>
          </table:table-cell>
          <table:table-cell table:style-name="ce26" table:formula="of:=IF(ISBLANK([DigitarDados.C54]);&quot;&quot;;[DigitarDados.C54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55]);&quot;&quot;;[DigitarDados.B55])">
            <text:p/>
          </table:table-cell>
          <table:table-cell table:style-name="ce26" table:formula="of:=IF(ISBLANK([DigitarDados.D55]);&quot;&quot;;[DigitarDados.D55])">
            <text:p/>
          </table:table-cell>
          <table:table-cell table:style-name="ce26" table:formula="of:=IF(ISBLANK([DigitarDados.F55]);&quot;&quot;;UPPER([DigitarDados.F55]))">
            <text:p/>
          </table:table-cell>
          <table:table-cell table:style-name="ce26" table:formula="of:=IF(ISBLANK([DigitarDados.F55]);&quot;&quot;;&quot;|&quot;)">
            <text:p/>
          </table:table-cell>
          <table:table-cell table:style-name="ce26" table:formula="of:=IF(ISBLANK([DigitarDados.E55]);&quot;&quot;;UPPER([DigitarDados.E55]))">
            <text:p/>
          </table:table-cell>
          <table:table-cell table:style-name="ce26" table:formula="of:=IF(ISBLANK([DigitarDados.C55]);&quot;&quot;;[DigitarDados.C55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56]);&quot;&quot;;[DigitarDados.B56])">
            <text:p/>
          </table:table-cell>
          <table:table-cell table:style-name="ce26" table:formula="of:=IF(ISBLANK([DigitarDados.D56]);&quot;&quot;;[DigitarDados.D56])">
            <text:p/>
          </table:table-cell>
          <table:table-cell table:style-name="ce26" table:formula="of:=IF(ISBLANK([DigitarDados.F56]);&quot;&quot;;UPPER([DigitarDados.F56]))">
            <text:p/>
          </table:table-cell>
          <table:table-cell table:style-name="ce26" table:formula="of:=IF(ISBLANK([DigitarDados.F56]);&quot;&quot;;&quot;|&quot;)">
            <text:p/>
          </table:table-cell>
          <table:table-cell table:style-name="ce26" table:formula="of:=IF(ISBLANK([DigitarDados.E56]);&quot;&quot;;UPPER([DigitarDados.E56]))">
            <text:p/>
          </table:table-cell>
          <table:table-cell table:style-name="ce26" table:formula="of:=IF(ISBLANK([DigitarDados.C56]);&quot;&quot;;[DigitarDados.C56])">
            <text:p/>
          </table:table-cell>
          <table:table-cell table:number-columns-repeated="1017"/>
        </table:table-row>
        <table:table-row table:style-name="ro2">
          <table:table-cell table:style-name="ce23" table:formula="of:=IF(ISBLANK([DigitarDados.B57]);&quot;&quot;;[DigitarDados.B57])">
            <text:p/>
          </table:table-cell>
          <table:table-cell table:style-name="ce26" table:formula="of:=IF(ISBLANK([DigitarDados.D57]);&quot;&quot;;[DigitarDados.D57])">
            <text:p/>
          </table:table-cell>
          <table:table-cell table:style-name="ce26" table:formula="of:=IF(ISBLANK([DigitarDados.F57]);&quot;&quot;;UPPER([DigitarDados.F57]))">
            <text:p/>
          </table:table-cell>
          <table:table-cell table:style-name="ce26" table:formula="of:=IF(ISBLANK([DigitarDados.F57]);&quot;&quot;;&quot;|&quot;)">
            <text:p/>
          </table:table-cell>
          <table:table-cell table:style-name="ce26" table:formula="of:=IF(ISBLANK([DigitarDados.E57]);&quot;&quot;;UPPER([DigitarDados.E57]))">
            <text:p/>
          </table:table-cell>
          <table:table-cell table:style-name="ce26" table:formula="of:=IF(ISBLANK([DigitarDados.C57]);&quot;&quot;;[DigitarDados.C57])">
            <text:p/>
          </table:table-cell>
          <table:table-cell table:number-columns-repeated="1017"/>
        </table:table-row>
        <table:table-row table:style-name="ro2" table:number-rows-repeated="234">
          <table:table-cell table:style-name="ce24"/>
          <table:table-cell table:style-name="ce27" table:number-columns-repeated="5"/>
          <table:table-cell table:number-columns-repeated="1017"/>
        </table:table-row>
        <table:table-row table:style-name="ro2" table:number-rows-repeated="3127">
          <table:table-cell table:style-name="ce24"/>
          <table:table-cell table:number-columns-repeated="1022"/>
        </table:table-row>
        <table:table-row table:style-name="ro2" table:number-rows-repeated="104516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5:25:54.506342000</meta:creation-date>
    <dc:date>2016-04-12T22:00:11.908800000</dc:date>
    <meta:editing-duration>PT2H15M20S</meta:editing-duration>
    <meta:editing-cycles>13</meta:editing-cycles>
    <meta:generator>LibreOffice/4.1.3.2$MacOSX_x86 LibreOffice_project/70feb7d99726f064edab4605a8ab840c50ec57a</meta:generator>
    <meta:document-statistic meta:table-count="2" meta:cell-count="346" meta:object-count="0"/>
  </office:meta>
</office:document-meta>
</file>